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0eed" officeooo:paragraph-rsid="00130eed"/>
    </style:style>
    <style:style style:name="P2" style:family="paragraph" style:parent-style-name="Text_20_body" style:list-style-name="L3">
      <style:text-properties officeooo:rsid="00130eed" officeooo:paragraph-rsid="00130eed"/>
    </style:style>
    <style:style style:name="P3" style:family="paragraph" style:parent-style-name="Text_20_body" style:list-style-name="L3">
      <style:text-properties officeooo:rsid="00130eed" officeooo:paragraph-rsid="00148e20"/>
    </style:style>
    <style:style style:name="P4" style:family="paragraph" style:parent-style-name="Text_20_body" style:list-style-name="L4">
      <style:text-properties officeooo:rsid="00130eed" officeooo:paragraph-rsid="00130eed"/>
    </style:style>
    <style:style style:name="P5" style:family="paragraph" style:parent-style-name="Text_20_body">
      <style:text-properties officeooo:paragraph-rsid="00130eed"/>
    </style:style>
    <style:style style:name="P6" style:family="paragraph" style:parent-style-name="Text_20_body">
      <style:text-properties officeooo:rsid="00148e20" officeooo:paragraph-rsid="00148e20"/>
    </style:style>
    <style:style style:name="P7" style:family="paragraph" style:parent-style-name="Title">
      <style:text-properties officeooo:rsid="00130eed" officeooo:paragraph-rsid="00130eed"/>
    </style:style>
    <style:style style:name="P8" style:family="paragraph" style:parent-style-name="Heading_20_1">
      <style:text-properties officeooo:rsid="00130eed" officeooo:paragraph-rsid="00130eed"/>
    </style:style>
    <style:style style:name="T1" style:family="text">
      <style:text-properties officeooo:rsid="00130eed"/>
    </style:style>
    <style:style style:name="T2" style:family="text">
      <style:text-properties officeooo:rsid="00148e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 rendu : </text:p>
      <text:p text:style-name="P1"/>
      <text:h text:style-name="P8" text:outline-level="1">I – Tâches à faire : </text:h>
      <text:p text:style-name="P5"/>
      <text:p text:style-name="P5"><text:span text:style-name="T1">I : 2 choses à faire en parallèle :</text:span></text:p>
      <text:list xml:id="list4678734738865432219" text:style-name="L3">
        <text:list-item>
          <text:p text:style-name="P3">Lire et analyser la grille : <text:span text:style-name="T2">(Blas et Djibrilla)</text:span></text:p>
          <text:list>
            <text:list-item>
              <text:p text:style-name="P2">grid.ml : type word avec : </text:p>
              <text:list>
                <text:list-item>
                  <text:p text:style-name="P2">- horizontal ou vertical</text:p>
                </text:list-item>
                <text:list-item>
                  <text:p text:style-name="P2">- ligne+colonne</text:p>
                </text:list-item>
                <text:list-item>
                  <text:p text:style-name="P2">- début du mot</text:p>
                </text:list-item>
                <text:list-item>
                  <text:p text:style-name="P2">- longueur mot</text:p>
                </text:list-item>
              </text:list>
            </text:list-item>
            <text:list-item>
              <text:p text:style-name="P2">A mettre dans un tableau</text:p>
            </text:list-item>
          </text:list>
        </text:list-item>
        <text:list-item>
          <text:p text:style-name="P2">Charger et trier les dictionnaires <text:span text:style-name="T2">(Léopold et Guillaume) </text:span>→ créer tableau de dictionnaires avec indice = taille du mot → ne traiter que les longueurs de mot utiles (en fonction de la grille)</text:p>
        </text:list-item>
      </text:list>
      <text:p text:style-name="P1"/>
      <text:p text:style-name="P1">Symboles grille : </text:p>
      <text:list xml:id="list6807127270284212394" text:style-name="L4">
        <text:list-item>
          <text:p text:style-name="P4">_ : Blanc</text:p>
        </text:list-item>
        <text:list-item>
          <text:p text:style-name="P4"># : Noir</text:p>
        </text:list-item>
        <text:list-item>
          <text:p text:style-name="P4">A ou a : Lettre</text:p>
        </text:list-item>
      </text:list>
      <text:p text:style-name="P1"/>
      <text:p text:style-name="P6">II 2ème étape : L'algorithm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0:23:17.695365239</meta:creation-date>
    <dc:date>2015-11-26T10:42:39.005751997</dc:date>
    <meta:editing-duration>PT3M41S</meta:editing-duration>
    <meta:editing-cycles>1</meta:editing-cycles>
    <meta:document-statistic meta:table-count="0" meta:image-count="0" meta:object-count="0" meta:page-count="1" meta:paragraph-count="16" meta:word-count="113" meta:character-count="516" meta:non-whitespace-character-count="425"/>
    <meta:generator>LibreOffice/5.0.2.2$Linux_X86_64 LibreOffice_project/00m0$Build-2</meta:generator>
  </office:meta>
</office:document-meta>
</file>